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 INFO] [1581018601.561306371]: K4A[0] : 000715193812</text:p>
      <text:p text:style-name="Standard">[ INFO] [1581018601.611857757]: K4A Serial Number: 000715193812</text:p>
      <text:p text:style-name="Standard">[ INFO] [1581018601.617393374]: RGB Version: 1.6.102</text:p>
      <text:p text:style-name="Standard">[ INFO] [1581018601.617458382]: Depth Version: 1.6.75</text:p>
      <text:p text:style-name="Standard">[ INFO] [1581018601.617490908]: Audio Version: 1.6.14</text:p>
      <text:p text:style-name="Standard">[ INFO] [1581018601.617519872]: Depth Sensor Version: 6109.7.0</text:p>
      <text:p text:style-name="Standard">[ INFO] [1581018601.843208690]: Setting RGB Camera Format: bgra</text:p>
      <text:p text:style-name="Standard">[ INFO] [1581018601.843272979]: Setting RGB Camera Resolution: 1536P</text:p>
      <text:p text:style-name="Standard">[ INFO] [1581018601.843311690]: Setting Depth Camera Mode: WFOV_UNBINNED</text:p>
      <text:p text:style-name="Standard">[ INFO] [1581018601.843361338]: Setting Camera FPS: 5</text:p>
      <text:p text:style-name="Standard">[ INFO] [1581018601.843431345]: Using default IMU rate. Setting to maximum: 1600 Hz.</text:p>
      <text:p text:style-name="Standard">[ INFO] [1581018601.843493823]: Setting Target IMU rate to 1600 (desired: 1600)</text:p>
      <text:p text:style-name="Standard">[ INFO] [1581018602.552461589]: K4A Calibration Blob:</text:p>
      <text:p text:style-name="Standard">[ INFO] [1581018602.552504237]: <text:tab/> Depth:</text:p>
      <text:p text:style-name="Standard">[ INFO] [1581018602.552516403]: <text:tab/><text:tab/> Extrinsics:</text:p>
      <text:p text:style-name="Standard">[ INFO] [1581018602.552550842]: <text:tab/><text:tab/><text:tab/> Translation: 0, 0, 0</text:p>
      <text:p text:style-name="Standard">[ INFO] [1581018602.552647332]: <text:tab/><text:tab/><text:tab/> Rotation[0]: 1, 0, 0</text:p>
      <text:p text:style-name="Standard">[ INFO] [1581018602.552691231]: <text:tab/><text:tab/><text:tab/> Rotation[1]: 0, 1, 0</text:p>
      <text:p text:style-name="Standard">[ INFO] [1581018602.552715677]: <text:tab/><text:tab/><text:tab/> Rotation[2]: 0, 0, 1</text:p>
      <text:p text:style-name="Standard">[ INFO] [1581018602.552765325]: <text:tab/><text:tab/> Resolution:</text:p>
      <text:p text:style-name="Standard">[ INFO] [1581018602.552805867]: <text:tab/><text:tab/><text:tab/> Width: 1024</text:p>
      <text:p text:style-name="Standard">[ INFO] [1581018602.552842158]: <text:tab/><text:tab/><text:tab/> Height: 1024</text:p>
      <text:p text:style-name="Standard">[ INFO] [1581018602.552888376]: <text:tab/><text:tab/> Intrinsics:</text:p>
      <text:p text:style-name="Standard">[ INFO] [1581018602.552943477]: <text:tab/><text:tab/><text:tab/> Model Type: 4</text:p>
      <text:p text:style-name="Standard">[ INFO] [1581018602.552976850]: <text:tab/><text:tab/><text:tab/> Parameter Count: 14</text:p>
      <text:p text:style-name="Standard">[ INFO] [1581018602.553007030]: <text:tab/><text:tab/><text:tab/> cx: 525.379</text:p>
      <text:p text:style-name="Standard">[ INFO] [1581018602.553045465]: <text:tab/><text:tab/><text:tab/> cy: 517.109</text:p>
      <text:p text:style-name="Standard">[ INFO] [1581018602.553088242]: <text:tab/><text:tab/><text:tab/> fx: 503.697</text:p>
      <text:p text:style-name="Standard">[ INFO] [1581018602.553116006]: <text:tab/><text:tab/><text:tab/> fy: 503.642</text:p>
      <text:p text:style-name="Standard">[ INFO] [1581018602.553140818]: <text:tab/><text:tab/><text:tab/> k1: 6.98349</text:p>
      <text:p text:style-name="Standard">[ INFO] [1581018602.553187571]: <text:tab/><text:tab/><text:tab/> k2: 4.63105</text:p>
      <text:p text:style-name="Standard">[ INFO] [1581018602.553218677]: <text:tab/><text:tab/><text:tab/> k3: 0.243459</text:p>
      <text:p text:style-name="Standard">[ INFO] [1581018602.553245896]: <text:tab/><text:tab/><text:tab/> k4: 7.31149</text:p>
      <text:p text:style-name="Standard">[ INFO] [1581018602.553270776]: <text:tab/><text:tab/><text:tab/> k5: 6.98053</text:p>
      <text:p text:style-name="Standard">[ INFO] [1581018602.553297443]: <text:tab/><text:tab/><text:tab/> k6: 1.26416</text:p>
      <text:p text:style-name="Standard">[ INFO] [1581018602.553323324]: <text:tab/><text:tab/><text:tab/> codx: 0</text:p>
      <text:p text:style-name="Standard">[ INFO] [1581018602.553348733]: <text:tab/><text:tab/><text:tab/> cody: 0</text:p>
      <text:p text:style-name="Standard">[ INFO] [1581018602.553412875]: <text:tab/><text:tab/><text:tab/> p2: 7.2763e-05</text:p>
      <text:p text:style-name="Standard">[ INFO] [1581018602.553440448]: <text:tab/><text:tab/><text:tab/> p1: -0.00013635</text:p>
      <text:p text:style-name="Standard">[ INFO] [1581018602.553482152]: <text:tab/><text:tab/><text:tab/> metric_radius: 0</text:p>
      <text:p text:style-name="Standard">[ INFO] [1581018602.553507723]: <text:tab/> Color:</text:p>
      <text:p text:style-name="Standard">[ INFO] [1581018602.553529800]: <text:tab/><text:tab/> Extrinsics:</text:p>
      <text:p text:style-name="Standard">[ INFO] [1581018602.553558417]: <text:tab/><text:tab/><text:tab/> Translation: -32.0826, -2.4019, 3.96007</text:p>
      <text:p text:style-name="Standard">[ INFO] [1581018602.553587287]: <text:tab/><text:tab/><text:tab/> Rotation[0]: 0.999998, 0.00209201, 0.000143803</text:p>
      <text:p text:style-name="Standard">[ INFO] [1581018602.553617672]: <text:tab/><text:tab/><text:tab/> Rotation[1]: -0.00209672, 0.996537, 0.0831233</text:p>
      <text:p text:style-name="Standard">[ INFO] [1581018602.553666521]: <text:tab/><text:tab/><text:tab/> Rotation[2]: 3.05898e-05, -0.0831234, 0.996539</text:p>
      <text:p text:style-name="Standard">[ INFO] [1581018602.553690569]: <text:tab/><text:tab/> Resolution:</text:p>
      <text:p text:style-name="Standard">[ INFO] [1581018602.553714706]: <text:tab/><text:tab/><text:tab/> Width: 2048</text:p>
      <text:p text:style-name="Standard">[ INFO] [1581018602.553732435]: <text:tab/><text:tab/><text:tab/> Height: 1536</text:p>
      <text:p text:style-name="Standard"><text:soft-page-break/>[ INFO] [1581018602.553791443]: <text:tab/><text:tab/> Intrinsics:</text:p>
      <text:p text:style-name="Standard">[ INFO] [1581018602.553815958]: <text:tab/><text:tab/><text:tab/> Model Type: 4</text:p>
      <text:p text:style-name="Standard">[ INFO] [1581018602.553843481]: <text:tab/><text:tab/><text:tab/> Parameter Count: 14</text:p>
      <text:p text:style-name="Standard">[ INFO] [1581018602.553869823]: <text:tab/><text:tab/><text:tab/> cx: 1017.53</text:p>
      <text:p text:style-name="Standard">[ INFO] [1581018602.553910875]: <text:tab/><text:tab/><text:tab/> cy: 777.137</text:p>
      <text:p text:style-name="Standard">[ INFO] [1581018602.553937402]: <text:tab/><text:tab/><text:tab/> fx: 973.197</text:p>
      <text:p text:style-name="Standard">[ INFO] [1581018602.553962298]: <text:tab/><text:tab/><text:tab/> fy: 973.006</text:p>
      <text:p text:style-name="Standard">[ INFO] [1581018602.553989762]: <text:tab/><text:tab/><text:tab/> k1: 0.370048</text:p>
      <text:p text:style-name="Standard">[ INFO] [1581018602.554015059]: <text:tab/><text:tab/><text:tab/> k2: -2.79218</text:p>
      <text:p text:style-name="Standard">[ INFO] [1581018602.554039817]: <text:tab/><text:tab/><text:tab/> k3: 1.74611</text:p>
      <text:p text:style-name="Standard">[ INFO] [1581018602.554065235]: <text:tab/><text:tab/><text:tab/> k4: 0.249168</text:p>
      <text:p text:style-name="Standard">[ INFO] [1581018602.554090408]: <text:tab/><text:tab/><text:tab/> k5: -2.59729</text:p>
      <text:p text:style-name="Standard">[ INFO] [1581018602.554114665]: <text:tab/><text:tab/><text:tab/> k6: 1.65712</text:p>
      <text:p text:style-name="Standard">[ INFO] [1581018602.554140384]: <text:tab/><text:tab/><text:tab/> codx: 0</text:p>
      <text:p text:style-name="Standard">[ INFO] [1581018602.554166131]: <text:tab/><text:tab/><text:tab/> cody: 0</text:p>
      <text:p text:style-name="Standard">[ INFO] [1581018602.554192954]: <text:tab/><text:tab/><text:tab/> p2: -0.000386933</text:p>
      <text:p text:style-name="Standard">[ INFO] [1581018602.554221229]: <text:tab/><text:tab/><text:tab/> p1: 0.000706732</text:p>
      <text:p text:style-name="Standard">[ INFO] [1581018602.554248618]: <text:tab/><text:tab/><text:tab/> metric_radius: 0</text:p>
      <text:p text:style-name="Standard">[ INFO] [1581018602.554273305]: <text:tab/> IMU (Depth to Color):</text:p>
      <text:p text:style-name="Standard">[ INFO] [1581018602.554296821]: <text:tab/><text:tab/> Extrinsics:</text:p>
      <text:p text:style-name="Standard">[ INFO] [1581018602.554325563]: <text:tab/><text:tab/><text:tab/> Translation: -32.0826, -2.4019, 3.96007</text:p>
      <text:p text:style-name="Standard">[ INFO] [1581018602.554353153]: <text:tab/><text:tab/><text:tab/> Rotation[0]: 0.999998, 0.00209201, 0.000143803</text:p>
      <text:p text:style-name="Standard">[ INFO] [1581018602.554384138]: <text:tab/><text:tab/><text:tab/> Rotation[1]: -0.00209672, 0.996537, 0.0831233</text:p>
      <text:p text:style-name="Standard">[ INFO] [1581018602.554412103]: <text:tab/><text:tab/><text:tab/> Rotation[2]: 3.05898e-05, -0.0831234, 0.996539</text:p>
      <text:p text:style-name="Standard">[ INFO] [1581018602.554436804]: <text:tab/> IMU (Depth to IMU):</text:p>
      <text:p text:style-name="Standard">[ INFO] [1581018602.554463107]: <text:tab/><text:tab/> Extrinsics:</text:p>
      <text:p text:style-name="Standard">[ INFO] [1581018602.554491248]: <text:tab/><text:tab/><text:tab/> Translation: -51.0108, 3.81912, 1.66528</text:p>
      <text:p text:style-name="Standard">[ INFO] [1581018602.554518721]: <text:tab/><text:tab/><text:tab/> Rotation[0]: -0.00470358, 0.116208, -0.993214</text:p>
      <text:p text:style-name="Standard">[ INFO] [1581018602.554546495]: <text:tab/><text:tab/><text:tab/> Rotation[1]: -0.999949, -0.00945783, 0.00362889</text:p>
      <text:p text:style-name="Standard">[ INFO] [1581018602.554574024]: <text:tab/><text:tab/><text:tab/> Rotation[2]: -0.00897194, 0.99318, 0.116246</text:p>
      <text:p text:style-name="Standard">[ INFO] [1581018602.554599152]: <text:tab/> IMU (IMU to Depth):</text:p>
      <text:p text:style-name="Standard">[ INFO] [1581018602.554621359]: <text:tab/><text:tab/> Extrinsics:</text:p>
      <text:p text:style-name="Standard">[ INFO] [1581018602.554649227]: <text:tab/><text:tab/><text:tab/> Translation: 3.59394, 4.31005, -50.872</text:p>
      <text:p text:style-name="Standard">[ INFO] [1581018602.554675977]: <text:tab/><text:tab/><text:tab/> Rotation[0]: -0.00470358, -0.999949, -0.00897194</text:p>
      <text:p text:style-name="Standard">[ INFO] [1581018602.554704211]: <text:tab/><text:tab/><text:tab/> Rotation[1]: 0.116208, -0.00945783, 0.99318</text:p>
      <text:p text:style-name="Standard">[ INFO] [1581018602.554732489]: <text:tab/><text:tab/><text:tab/> Rotation[2]: -0.993214, 0.00362889, 0.116246</text:p>
      <text:p text:style-name="Standard">[ INFO] [1581018602.554757581]: <text:tab/> IMU (Color to IMU):</text:p>
      <text:p text:style-name="Standard">[ INFO] [1581018602.554780876]: <text:tab/><text:tab/> Extrinsics:</text:p>
      <text:p text:style-name="Standard">[ INFO] [1581018602.554809130]: <text:tab/><text:tab/><text:tab/> Translation: -47.1207, -28.2966, 3.71332</text:p>
      <text:p text:style-name="Standard">[ INFO] [1581018602.554835878]: <text:tab/><text:tab/><text:tab/> Rotation[0]: -0.00460329, 0.0332561, -0.999436</text:p>
      <text:p text:style-name="Standard">[ INFO] [1581018602.554862735]: <text:tab/><text:tab/><text:tab/> Rotation[1]: -0.999966, -0.00702682, 0.00437191</text:p>
      <text:p text:style-name="Standard">[ INFO] [1581018602.554889347]: <text:tab/><text:tab/><text:tab/> Rotation[2]: -0.00687747, 0.999422, 0.0332873</text:p>
      <text:p text:style-name="Standard">[ INFO] [1581018602.554914493]: <text:tab/> IMU (IMU to Color):</text:p>
      <text:p text:style-name="Standard">[ INFO] [1581018602.554938313]: <text:tab/><text:tab/> Extrinsics:</text:p>
      <text:p text:style-name="Standard">[ INFO] [1581018602.554966942]: <text:tab/><text:tab/><text:tab/> Translation: -28.487, -2.34296, -47.0941</text:p>
      <text:p text:style-name="Standard">[ INFO] [1581018602.554994769]: <text:tab/><text:tab/><text:tab/> Rotation[0]: -0.00460329, -0.999966, -0.00687747</text:p>
      <text:p text:style-name="Standard">[ INFO] [1581018602.555023417]: <text:tab/><text:tab/><text:tab/> Rotation[1]: 0.0332561, -0.00702682, 0.999422</text:p>
      <text:p text:style-name="Standard">[ INFO] [1581018602.555050302]: <text:tab/><text:tab/><text:tab/> Rotation[2]: -0.999436, 0.00437191, 0.0332873</text:p>
      <text:p text:style-name="Standard"/>
      <text:p text:style-name="Standard"><text:soft-page-break/></text:p>
      <text:p text:style-name="Standard"/>
      <text:p text:style-name="Standard">[ INFO] [1581018611.355846477]: K4A Serial Number: 000802493812</text:p>
      <text:p text:style-name="Standard">[ INFO] [1581018611.361301089]: RGB Version: 1.6.102</text:p>
      <text:p text:style-name="Standard">[ INFO] [1581018611.361326671]: Depth Version: 1.6.75</text:p>
      <text:p text:style-name="Standard">[ INFO] [1581018611.361345639]: Audio Version: 1.6.14</text:p>
      <text:p text:style-name="Standard">[ INFO] [1581018611.361360492]: Depth Sensor Version: 6109.7.0</text:p>
      <text:p text:style-name="Standard">[ INFO] [1581018611.432485757]: Setting RGB Camera Format: bgra</text:p>
      <text:p text:style-name="Standard">[ INFO] [1581018611.432528411]: Setting RGB Camera Resolution: 1536P</text:p>
      <text:p text:style-name="Standard">[ INFO] [1581018611.432590643]: Setting Depth Camera Mode: WFOV_UNBINNED</text:p>
      <text:p text:style-name="Standard">[ INFO] [1581018611.432615644]: Setting Camera FPS: 5</text:p>
      <text:p text:style-name="Standard">[ INFO] [1581018611.432637376]: Using default IMU rate. Setting to maximum: 1600 Hz.</text:p>
      <text:p text:style-name="Standard">[ INFO] [1581018611.432686219]: Setting Target IMU rate to 1600 (desired: 1600)</text:p>
      <text:p text:style-name="Standard">[ INFO] [1581018612.100948366]: K4A Calibration Blob:</text:p>
      <text:p text:style-name="Standard">[ INFO] [1581018612.101008867]: <text:tab/> Depth:</text:p>
      <text:p text:style-name="Standard">[ INFO] [1581018612.101021276]: <text:tab/><text:tab/> Extrinsics:</text:p>
      <text:p text:style-name="Standard">[ INFO] [1581018612.101052394]: <text:tab/><text:tab/><text:tab/> Translation: 0, 0, 0</text:p>
      <text:p text:style-name="Standard">[ INFO] [1581018612.101089115]: <text:tab/><text:tab/><text:tab/> Rotation[0]: 1, 0, 0</text:p>
      <text:p text:style-name="Standard">[ INFO] [1581018612.101105270]: <text:tab/><text:tab/><text:tab/> Rotation[1]: 0, 1, 0</text:p>
      <text:p text:style-name="Standard">[ INFO] [1581018612.101118363]: <text:tab/><text:tab/><text:tab/> Rotation[2]: 0, 0, 1</text:p>
      <text:p text:style-name="Standard">[ INFO] [1581018612.101149949]: <text:tab/><text:tab/> Resolution:</text:p>
      <text:p text:style-name="Standard">[ INFO] [1581018612.101161676]: <text:tab/><text:tab/><text:tab/> Width: 1024</text:p>
      <text:p text:style-name="Standard">[ INFO] [1581018612.101187533]: <text:tab/><text:tab/><text:tab/> Height: 1024</text:p>
      <text:p text:style-name="Standard">[ INFO] [1581018612.101230019]: <text:tab/><text:tab/> Intrinsics:</text:p>
      <text:p text:style-name="Standard">[ INFO] [1581018612.101244768]: <text:tab/><text:tab/><text:tab/> Model Type: 4</text:p>
      <text:p text:style-name="Standard">[ INFO] [1581018612.101256601]: <text:tab/><text:tab/><text:tab/> Parameter Count: 14</text:p>
      <text:p text:style-name="Standard">[ INFO] [1581018612.101269378]: <text:tab/><text:tab/><text:tab/> cx: 523.386</text:p>
      <text:p text:style-name="Standard">[ INFO] [1581018612.101289580]: <text:tab/><text:tab/><text:tab/> cy: 523.896</text:p>
      <text:p text:style-name="Standard">[ INFO] [1581018612.101301884]: <text:tab/><text:tab/><text:tab/> fx: 503.877</text:p>
      <text:p text:style-name="Standard">[ INFO] [1581018612.101323868]: <text:tab/><text:tab/><text:tab/> fy: 503.926</text:p>
      <text:p text:style-name="Standard">[ INFO] [1581018612.101344346]: <text:tab/><text:tab/><text:tab/> k1: 0.254838</text:p>
      <text:p text:style-name="Standard">[ INFO] [1581018612.101358721]: <text:tab/><text:tab/><text:tab/> k2: -0.0827623</text:p>
      <text:p text:style-name="Standard">[ INFO] [1581018612.101374521]: <text:tab/><text:tab/><text:tab/> k3: -0.00287826</text:p>
      <text:p text:style-name="Standard">[ INFO] [1581018612.101391113]: <text:tab/><text:tab/><text:tab/> k4: 0.597403</text:p>
      <text:p text:style-name="Standard">[ INFO] [1581018612.101408414]: <text:tab/><text:tab/><text:tab/> k5: -0.0698823</text:p>
      <text:p text:style-name="Standard">[ INFO] [1581018612.101424014]: <text:tab/><text:tab/><text:tab/> k6: -0.0204641</text:p>
      <text:p text:style-name="Standard">[ INFO] [1581018612.101444682]: <text:tab/><text:tab/><text:tab/> codx: 0</text:p>
      <text:p text:style-name="Standard">[ INFO] [1581018612.101460208]: <text:tab/><text:tab/><text:tab/> cody: 0</text:p>
      <text:p text:style-name="Standard">[ INFO] [1581018612.101476120]: <text:tab/><text:tab/><text:tab/> p2: 4.39183e-05</text:p>
      <text:p text:style-name="Standard">[ INFO] [1581018612.101493439]: <text:tab/><text:tab/><text:tab/> p1: -3.12371e-05</text:p>
      <text:p text:style-name="Standard">[ INFO] [1581018612.101508811]: <text:tab/><text:tab/><text:tab/> metric_radius: 0</text:p>
      <text:p text:style-name="Standard">[ INFO] [1581018612.101524294]: <text:tab/> Color:</text:p>
      <text:p text:style-name="Standard">[ INFO] [1581018612.101541609]: <text:tab/><text:tab/> Extrinsics:</text:p>
      <text:p text:style-name="Standard">[ INFO] [1581018612.101554976]: <text:tab/><text:tab/><text:tab/> Translation: -32.0384, -2.1566, 4.12096</text:p>
      <text:p text:style-name="Standard">[ INFO] [1581018612.101570793]: <text:tab/><text:tab/><text:tab/> Rotation[0]: 1, -5.89415e-05, -5.83811e-05</text:p>
      <text:p text:style-name="Standard">[ INFO] [1581018612.101583010]: <text:tab/><text:tab/><text:tab/> Rotation[1]: 6.46079e-05, 0.994747, 0.102361</text:p>
      <text:p text:style-name="Standard">[ INFO] [1581018612.101599696]: <text:tab/><text:tab/><text:tab/> Rotation[2]: 5.20411e-05, -0.102361, 0.994747</text:p>
      <text:p text:style-name="Standard">[ INFO] [1581018612.101612568]: <text:tab/><text:tab/> Resolution:</text:p>
      <text:p text:style-name="Standard">[ INFO] [1581018612.101626789]: <text:tab/><text:tab/><text:tab/> Width: 2048</text:p>
      <text:p text:style-name="Standard"><text:soft-page-break/>[ INFO] [1581018612.101644975]: <text:tab/><text:tab/><text:tab/> Height: 1536</text:p>
      <text:p text:style-name="Standard">[ INFO] [1581018612.101658047]: <text:tab/><text:tab/> Intrinsics:</text:p>
      <text:p text:style-name="Standard">[ INFO] [1581018612.101670079]: <text:tab/><text:tab/><text:tab/> Model Type: 4</text:p>
      <text:p text:style-name="Standard">[ INFO] [1581018612.101687603]: <text:tab/><text:tab/><text:tab/> Parameter Count: 14</text:p>
      <text:p text:style-name="Standard">[ INFO] [1581018612.101710725]: <text:tab/><text:tab/><text:tab/> cx: 1017.02</text:p>
      <text:p text:style-name="Standard">[ INFO] [1581018612.101724061]: <text:tab/><text:tab/><text:tab/> cy: 779.402</text:p>
      <text:p text:style-name="Standard">[ INFO] [1581018612.101737110]: <text:tab/><text:tab/><text:tab/> fx: 975.497</text:p>
      <text:p text:style-name="Standard">[ INFO] [1581018612.101752918]: <text:tab/><text:tab/><text:tab/> fy: 975.597</text:p>
      <text:p text:style-name="Standard">[ INFO] [1581018612.101764198]: <text:tab/><text:tab/><text:tab/> k1: 0.508442</text:p>
      <text:p text:style-name="Standard">[ INFO] [1581018612.101781061]: <text:tab/><text:tab/><text:tab/> k2: -2.8057</text:p>
      <text:p text:style-name="Standard">[ INFO] [1581018612.101792002]: <text:tab/><text:tab/><text:tab/> k3: 1.65491</text:p>
      <text:p text:style-name="Standard">[ INFO] [1581018612.101806859]: <text:tab/><text:tab/><text:tab/> k4: 0.386176</text:p>
      <text:p text:style-name="Standard">[ INFO] [1581018612.101821617]: <text:tab/><text:tab/><text:tab/> k5: -2.61983</text:p>
      <text:p text:style-name="Standard">[ INFO] [1581018612.101837287]: <text:tab/><text:tab/><text:tab/> k6: 1.57489</text:p>
      <text:p text:style-name="Standard">[ INFO] [1581018612.101853036]: <text:tab/><text:tab/><text:tab/> codx: 0</text:p>
      <text:p text:style-name="Standard">[ INFO] [1581018612.101872054]: <text:tab/><text:tab/><text:tab/> cody: 0</text:p>
      <text:p text:style-name="Standard">[ INFO] [1581018612.101887182]: <text:tab/><text:tab/><text:tab/> p2: -3.20593e-05</text:p>
      <text:p text:style-name="Standard">[ INFO] [1581018612.101902187]: <text:tab/><text:tab/><text:tab/> p1: 9.38756e-05</text:p>
      <text:p text:style-name="Standard">[ INFO] [1581018612.101918017]: <text:tab/><text:tab/><text:tab/> metric_radius: 0</text:p>
      <text:p text:style-name="Standard">[ INFO] [1581018612.101928903]: <text:tab/> IMU (Depth to Color):</text:p>
      <text:p text:style-name="Standard">[ INFO] [1581018612.101942376]: <text:tab/><text:tab/> Extrinsics:</text:p>
      <text:p text:style-name="Standard">[ INFO] [1581018612.101962427]: <text:tab/><text:tab/><text:tab/> Translation: -32.0384, -2.1566, 4.12096</text:p>
      <text:p text:style-name="Standard">[ INFO] [1581018612.101976826]: <text:tab/><text:tab/><text:tab/> Rotation[0]: 1, -5.89415e-05, -5.83811e-05</text:p>
      <text:p text:style-name="Standard">[ INFO] [1581018612.101995128]: <text:tab/><text:tab/><text:tab/> Rotation[1]: 6.46079e-05, 0.994747, 0.102361</text:p>
      <text:p text:style-name="Standard">[ INFO] [1581018612.102009515]: <text:tab/><text:tab/><text:tab/> Rotation[2]: 5.20411e-05, -0.102361, 0.994747</text:p>
      <text:p text:style-name="Standard">[ INFO] [1581018612.102029175]: <text:tab/> IMU (Depth to IMU):</text:p>
      <text:p text:style-name="Standard">[ INFO] [1581018612.102041553]: <text:tab/><text:tab/> Extrinsics:</text:p>
      <text:p text:style-name="Standard">[ INFO] [1581018612.102053429]: <text:tab/><text:tab/><text:tab/> Translation: -50.9035, 3.62766, 0.794499</text:p>
      <text:p text:style-name="Standard">[ INFO] [1581018612.102070915]: <text:tab/><text:tab/><text:tab/> Rotation[0]: -0.00136557, 0.107895, -0.994161</text:p>
      <text:p text:style-name="Standard">[ INFO] [1581018612.102085915]: <text:tab/><text:tab/><text:tab/> Rotation[1]: -0.999983, -0.00573288, 0.000751386</text:p>
      <text:p text:style-name="Standard">[ INFO] [1581018612.102101361]: <text:tab/><text:tab/><text:tab/> Rotation[2]: -0.00561833, 0.994146, 0.107901</text:p>
      <text:p text:style-name="Standard">[ INFO] [1581018612.102119836]: <text:tab/> IMU (IMU to Depth):</text:p>
      <text:p text:style-name="Standard">[ INFO] [1581018612.102131717]: <text:tab/><text:tab/> Extrinsics:</text:p>
      <text:p text:style-name="Standard">[ INFO] [1581018612.102157482]: <text:tab/><text:tab/><text:tab/> Translation: 3.56255, 4.7232, -50.6948</text:p>
      <text:p text:style-name="Standard">[ INFO] [1581018612.102174627]: <text:tab/><text:tab/><text:tab/> Rotation[0]: -0.00136557, -0.999983, -0.00561833</text:p>
      <text:p text:style-name="Standard">[ INFO] [1581018612.102191043]: <text:tab/><text:tab/><text:tab/> Rotation[1]: 0.107895, -0.00573288, 0.994146</text:p>
      <text:p text:style-name="Standard">[ INFO] [1581018612.102205577]: <text:tab/><text:tab/><text:tab/> Rotation[2]: -0.994161, 0.000751386, 0.107901</text:p>
      <text:p text:style-name="Standard">[ INFO] [1581018612.102222104]: <text:tab/> IMU (Color to IMU):</text:p>
      <text:p text:style-name="Standard">[ INFO] [1581018612.102234784]: <text:tab/><text:tab/> Extrinsics:</text:p>
      <text:p text:style-name="Standard">[ INFO] [1581018612.102247407]: <text:tab/><text:tab/><text:tab/> Translation: -46.8127, -28.4278, 2.74598</text:p>
      <text:p text:style-name="Standard">[ INFO] [1581018612.102263444]: <text:tab/><text:tab/><text:tab/> Rotation[0]: -0.00131389, 0.00556497, -0.999984</text:p>
      <text:p text:style-name="Standard">[ INFO] [1581018612.102284030]: <text:tab/><text:tab/><text:tab/> Rotation[1]: -0.999983, -0.00569046, 0.00128222</text:p>
      <text:p text:style-name="Standard">[ INFO] [1581018612.102299435]: <text:tab/><text:tab/><text:tab/> Rotation[2]: -0.00568323, 0.999968, 0.00557237</text:p>
      <text:p text:style-name="Standard">[ INFO] [1581018612.102313554]: <text:tab/> IMU (IMU to Color):</text:p>
      <text:p text:style-name="Standard">[ INFO] [1581018612.102327134]: <text:tab/><text:tab/> Extrinsics:</text:p>
      <text:p text:style-name="Standard">[ INFO] [1581018612.102339585]: <text:tab/><text:tab/><text:tab/> Translation: -28.4732, -2.64715, -46.7908</text:p>
      <text:p text:style-name="Standard">[ INFO] [1581018612.102354447]: <text:tab/><text:tab/><text:tab/> Rotation[0]: -0.00131389, -0.999983, -0.00568323</text:p>
      <text:p text:style-name="Standard">[ INFO] [1581018612.102382603]: <text:tab/><text:tab/><text:tab/> Rotation[1]: 0.00556497, -0.00569046, 0.999968</text:p>
      <text:p text:style-name="Standard">[ INFO] [1581018612.102398055]: <text:tab/><text:tab/><text:tab/> Rotation[2]: -0.999984, 0.00128222, 0.005572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4:51:18.771242060</meta:creation-date>
    <dc:date>2020-02-06T14:52:38.828940904</dc:date>
    <meta:editing-duration>PT1M2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93" meta:word-count="1144" meta:character-count="11214" meta:non-whitespace-character-count="9641"/>
  </office:meta>
</office:document-meta>
</file>